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abelFilter.DefaultLabelFilter( String [ ] includes , String [ ] exclu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bels.excludes( String ... vie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s.includes( String ... vie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belFilter.apply(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